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89de" officeooo:paragraph-rsid="001889de"/>
    </style:style>
    <style:style style:name="P2" style:family="paragraph" style:parent-style-name="Standard">
      <style:text-properties officeooo:rsid="001a5036" officeooo:paragraph-rsid="001a50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Sys</text:p>
      <text:p text:style-name="P1">import time </text:p>
      <text:p text:style-name="P1">import telepot </text:p>
      <text:p text:style-name="P1">import RPI.g as g </text:p>
      <text:p text:style-name="P1"/>
      <text:p text:style-name="P1">def on (pin):</text:p>
      <text:p text:style-name="P1">g.output (pin,g.HIGH)</text:p>
      <text:p text:style-name="P1">return ‘LED ON’</text:p>
      <text:p text:style-name="P1">def off (pin):</text:p>
      <text:p text:style-name="P1">g.output (pin.g.LOW)</text:p>
      <text:p text:style-name="P1">return ‘LED OFF’</text:p>
      <text:p text:style-name="P1"/>
      <text:p text:style-name="P1">g.setmode(g.BCM)</text:p>
      <text:p text:style-name="P1">g.setup(5,g.BCM)</text:p>
      <text:p text:style-name="P1">def handle(msg)</text:p>
      <text:p text:style-name="P1">chat_id=msg[‘chat’][‘id’]</text:p>
      <text:p text:style-name="P1">command=msg[‘text’]</text:p>
      <text:p text:style-name="P1">print(‘Got command: % s’%command)</text:p>
      <text:p text:style-name="P1">if command=’ON’;</text:p>
      <text:p text:style-name="P1">bot.SendMessage(chat_id,on(5))</text:p>
      <text:p text:style-name="P1">elif command==’OFF’:</text:p>
      <text:p text:style-name="P1">bot.SendMessage(chat_id,off(5))</text:p>
      <text:p text:style-name="P1"/>
      <text:p text:style-name="P1">else </text:p>
      <text:p text:style-name="P1">bot.SendMessage(chat_id,Echoing’+command)</text:p>
      <text:p text:style-name="P1"/>
      <text:p text:style-name="P2">bot=’telepot.Bot( ‘ <text:s text:c="23"/>‘ )</text:p>
      <text:p text:style-name="P2">bot.message_loop(handle)</text:p>
      <text:p text:style-name="P2">print(‘i am listening...............’)</text:p>
      <text:p text:style-name="P2">while 1:</text:p>
      <text:p text:style-name="P2">try:</text:p>
      <text:p text:style-name="P2">time.Sleep(10)</text:p>
      <text:p text:style-name="P2">except keyboardInterrupt:</text:p>
      <text:p text:style-name="P2">print(‘’\n program Inrrupt’)</text:p>
      <text:p text:style-name="P2">g.Cleanup()</text:p>
      <text:p text:style-name="P2">exit()</text:p>
      <text:p text:style-name="P2">except:</text:p>
      <text:p text:style-name="P2">print(‘other erorr’)</text:p>
      <text:p text:style-name="P2">g.Cleanup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0:25:13.803272185</meta:creation-date>
    <dc:date>2019-10-23T10:43:25.649957867</dc:date>
    <meta:editing-duration>PT6M41S</meta:editing-duration>
    <meta:editing-cycles>1</meta:editing-cycles>
    <meta:document-statistic meta:table-count="0" meta:image-count="0" meta:object-count="0" meta:page-count="1" meta:paragraph-count="35" meta:word-count="67" meta:character-count="663" meta:non-whitespace-character-count="604"/>
    <meta:generator>LibreOffice/6.0.3.2$Linux_X86_64 LibreOffice_project/00m0$Build-2</meta:generator>
  </office:meta>
</office:document-meta>
</file>